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rial" svg:font-family="arial, sans-serif"/>
  </office:font-face-decls>
  <office:automatic-styles>
    <style:style style:name="P1" style:family="paragraph" style:parent-style-name="Default">
      <style:paragraph-properties fo:margin-left="0cm" fo:margin-right="0cm" fo:margin-top="0cm" fo:margin-bottom="0.078cm" style:contextual-spacing="false" fo:text-indent="0cm" style:auto-text-indent="false"/>
      <style:text-properties officeooo:rsid="00067611" officeooo:paragraph-rsid="00067611"/>
    </style:style>
    <style:style style:name="P2" style:family="paragraph" style:parent-style-name="Default">
      <style:paragraph-properties fo:margin-left="0cm" fo:margin-right="0cm" fo:margin-top="0cm" fo:margin-bottom="0.078cm" style:contextual-spacing="false" fo:text-indent="0cm" style:auto-text-indent="false"/>
      <style:text-properties fo:color="#00a933" loext:opacity="100%" officeooo:rsid="00067611" officeooo:paragraph-rsid="0006e8ed"/>
    </style:style>
    <style:style style:name="P3" style:family="paragraph" style:parent-style-name="Default">
      <style:paragraph-properties fo:margin-left="0cm" fo:margin-right="0cm" fo:margin-top="0cm" fo:margin-bottom="0.078cm" style:contextual-spacing="false" fo:text-indent="0cm" style:auto-text-indent="false"/>
      <style:text-properties fo:color="#00a933" loext:opacity="100%"/>
    </style:style>
    <style:style style:name="P4" style:family="paragraph" style:parent-style-name="Default">
      <style:paragraph-properties fo:margin-left="0cm" fo:margin-right="0cm" fo:margin-top="0cm" fo:margin-bottom="0.078cm" style:contextual-spacing="false" fo:text-indent="0cm" style:auto-text-indent="false"/>
      <style:text-properties fo:color="#00a933" loext:opacity="100%" officeooo:rsid="000b5d8e" officeooo:paragraph-rsid="000b5d8e"/>
    </style:style>
    <style:style style:name="P5" style:family="paragraph" style:parent-style-name="Default">
      <style:paragraph-properties fo:margin-left="0cm" fo:margin-right="0cm" fo:margin-top="0cm" fo:margin-bottom="0.078cm" style:contextual-spacing="false" fo:text-indent="0cm" style:auto-text-indent="false"/>
      <style:text-properties fo:color="#00a933" loext:opacity="100%" officeooo:rsid="000c6561" officeooo:paragraph-rsid="000c6561"/>
    </style:style>
    <style:style style:name="P6" style:family="paragraph" style:parent-style-name="Standard">
      <style:text-properties fo:color="#00a933" loext:opacity="100%" officeooo:rsid="000c6561" officeooo:paragraph-rsid="000c6561"/>
    </style:style>
    <style:style style:name="P7" style:family="paragraph" style:parent-style-name="Default">
      <style:paragraph-properties fo:margin-left="0cm" fo:margin-right="0cm" fo:margin-top="0cm" fo:margin-bottom="0.078cm" style:contextual-spacing="false" fo:text-indent="0cm" style:auto-text-indent="false"/>
      <style:text-properties fo:color="#00a933" loext:opacity="100%" style:text-line-through-style="none" style:text-line-through-type="none" style:font-name="Calibri" fo:font-size="11.5pt" style:text-underline-style="none" officeooo:rsid="000df447" officeooo:paragraph-rsid="000df447" style:font-size-asian="11.5pt"/>
    </style:style>
    <style:style style:name="P8" style:family="paragraph" style:parent-style-name="Default">
      <style:paragraph-properties fo:margin-left="0cm" fo:margin-right="0cm" fo:margin-top="0cm" fo:margin-bottom="0.078cm" style:contextual-spacing="false" fo:text-indent="0cm" style:auto-text-indent="false"/>
      <style:text-properties officeooo:rsid="000b5d8e" officeooo:paragraph-rsid="000b5d8e"/>
    </style:style>
    <style:style style:name="P9" style:family="paragraph" style:parent-style-name="Default">
      <style:paragraph-properties fo:margin-left="0cm" fo:margin-right="0cm" fo:margin-top="0cm" fo:margin-bottom="0.078cm" style:contextual-spacing="false" fo:text-indent="0cm" style:auto-text-indent="false"/>
      <style:text-properties officeooo:paragraph-rsid="000b5d8e"/>
    </style:style>
    <style:style style:name="P10" style:family="paragraph" style:parent-style-name="Text_20_body">
      <style:paragraph-properties fo:margin-left="0cm" fo:margin-right="0cm" fo:margin-top="0cm" fo:margin-bottom="0.078cm" style:contextual-spacing="false" fo:text-indent="0cm" style:auto-text-indent="false"/>
      <style:text-properties fo:font-variant="normal" fo:text-transform="none" fo:color="#00a933" loext:opacity="100%" style:text-line-through-style="none" style:text-line-through-type="none" style:font-name="Calibri" fo:font-size="11.5pt" fo:letter-spacing="normal" fo:font-style="normal" style:text-underline-style="none" fo:font-weight="normal" style:font-size-asian="11.5pt"/>
    </style:style>
    <style:style style:name="P11" style:family="paragraph" style:parent-style-name="Default">
      <style:paragraph-properties fo:margin-left="0cm" fo:margin-right="0cm" fo:margin-top="0cm" fo:margin-bottom="0.078cm" style:contextual-spacing="false" fo:text-indent="0cm" style:auto-text-indent="false"/>
      <style:text-properties style:text-line-through-style="none" style:text-line-through-type="none" fo:font-size="11.5pt" style:text-underline-style="none" style:font-size-asian="11.5pt"/>
    </style:style>
    <style:style style:name="P12" style:family="paragraph" style:parent-style-name="Default">
      <style:paragraph-properties fo:margin-left="0cm" fo:margin-right="0cm" fo:margin-top="0cm" fo:margin-bottom="0cm" style:contextual-spacing="false" fo:text-indent="0cm" style:auto-text-indent="false"/>
      <style:text-properties style:text-line-through-style="none" style:text-line-through-type="none" fo:font-size="11.5pt" style:text-underline-style="none" style:font-size-asian="11.5pt"/>
    </style:style>
    <style:style style:name="P13" style:family="paragraph" style:parent-style-name="Default">
      <style:paragraph-properties fo:margin-left="0cm" fo:margin-right="0cm" fo:margin-top="0cm" fo:margin-bottom="0.078cm" style:contextual-spacing="false" fo:text-indent="0cm" style:auto-text-indent="false"/>
      <style:text-properties style:text-line-through-style="none" style:text-line-through-type="none" fo:font-size="11.5pt" style:text-underline-style="none" officeooo:rsid="00067611" officeooo:paragraph-rsid="00067611" style:font-size-asian="11.5pt"/>
    </style:style>
    <style:style style:name="P14" style:family="paragraph" style:parent-style-name="Default">
      <style:paragraph-properties fo:margin-left="0cm" fo:margin-right="0cm" fo:margin-top="0cm" fo:margin-bottom="0.078cm" style:contextual-spacing="false" fo:text-indent="0cm" style:auto-text-indent="false"/>
      <style:text-properties style:text-line-through-style="none" style:text-line-through-type="none" fo:font-size="11.5pt" style:text-underline-style="none" officeooo:rsid="00067611" officeooo:paragraph-rsid="0006e8ed" style:font-size-asian="11.5pt"/>
    </style:style>
    <style:style style:name="P15" style:family="paragraph" style:parent-style-name="Default">
      <style:paragraph-properties fo:margin-left="0cm" fo:margin-right="0cm" fo:margin-top="0cm" fo:margin-bottom="0.078cm" style:contextual-spacing="false" fo:text-indent="0cm" style:auto-text-indent="false"/>
      <style:text-properties style:text-line-through-style="none" style:text-line-through-type="none" fo:font-size="11.5pt" style:text-underline-style="none" officeooo:paragraph-rsid="000b5d8e" style:font-size-asian="11.5pt"/>
    </style:style>
    <style:style style:name="P16" style:family="paragraph" style:parent-style-name="Default">
      <style:paragraph-properties fo:margin-left="0cm" fo:margin-right="0cm" fo:margin-top="0cm" fo:margin-bottom="0.078cm" style:contextual-spacing="false" fo:text-indent="0cm" style:auto-text-indent="false"/>
      <style:text-properties style:text-line-through-style="none" style:text-line-through-type="none" fo:font-size="11.5pt" style:text-underline-style="none" officeooo:rsid="000b5d8e" officeooo:paragraph-rsid="000b5d8e" style:font-size-asian="11.5pt"/>
    </style:style>
    <style:style style:name="P17" style:family="paragraph" style:parent-style-name="Default">
      <style:paragraph-properties fo:margin-left="0cm" fo:margin-right="0cm" fo:margin-top="0cm" fo:margin-bottom="0.078cm" style:contextual-spacing="false" fo:text-indent="0cm" style:auto-text-indent="false"/>
      <style:text-properties fo:color="#00a933" loext:opacity="100%" style:text-line-through-style="none" style:text-line-through-type="none" fo:font-size="11.5pt" style:text-underline-style="none" officeooo:rsid="0006e8ed" style:font-size-asian="11.5pt"/>
    </style:style>
    <style:style style:name="P18" style:family="paragraph" style:parent-style-name="Default">
      <style:paragraph-properties fo:margin-left="0cm" fo:margin-right="0cm" fo:margin-top="0cm" fo:margin-bottom="0.078cm" style:contextual-spacing="false" fo:text-indent="0cm" style:auto-text-indent="false"/>
      <style:text-properties fo:color="#00a933" loext:opacity="100%" style:text-line-through-style="none" style:text-line-through-type="none" fo:font-size="11.5pt" style:text-underline-style="none" officeooo:rsid="0006e8ed" officeooo:paragraph-rsid="0006e8ed" style:font-size-asian="11.5pt"/>
    </style:style>
    <style:style style:name="P19" style:family="paragraph" style:parent-style-name="Default">
      <style:paragraph-properties fo:margin-left="0cm" fo:margin-right="0cm" fo:margin-top="0cm" fo:margin-bottom="0.078cm" style:contextual-spacing="false" fo:text-indent="0cm" style:auto-text-indent="false"/>
      <style:text-properties fo:color="#00a933" loext:opacity="100%" style:text-line-through-style="none" style:text-line-through-type="none" fo:font-size="11.5pt" style:text-underline-style="none" officeooo:rsid="00083cb6" officeooo:paragraph-rsid="00083cb6" style:font-size-asian="11.5pt"/>
    </style:style>
    <style:style style:name="P20" style:family="paragraph" style:parent-style-name="Default">
      <style:paragraph-properties fo:margin-left="0cm" fo:margin-right="0cm" fo:margin-top="0cm" fo:margin-bottom="0.078cm" style:contextual-spacing="false" fo:text-indent="0cm" style:auto-text-indent="false"/>
      <style:text-properties fo:color="#00a933" loext:opacity="100%" style:text-line-through-style="none" style:text-line-through-type="none" fo:font-size="11.5pt" style:text-underline-style="none" officeooo:rsid="000df447" officeooo:paragraph-rsid="000df447" style:font-size-asian="11.5pt"/>
    </style:style>
    <style:style style:name="P21" style:family="paragraph" style:parent-style-name="Default">
      <style:paragraph-properties fo:margin-left="0cm" fo:margin-right="0cm" fo:margin-top="0cm" fo:margin-bottom="0.078cm" style:contextual-spacing="false" fo:text-indent="0cm" style:auto-text-indent="false"/>
      <style:text-properties fo:color="#00a933" loext:opacity="100%" style:text-line-through-style="none" style:text-line-through-type="none" fo:font-size="11.5pt" style:text-underline-style="none" officeooo:rsid="0009fa7f" officeooo:paragraph-rsid="0009fa7f" style:font-size-asian="11.5pt"/>
    </style:style>
    <style:style style:name="P22" style:family="paragraph" style:parent-style-name="Default">
      <style:paragraph-properties fo:margin-left="0cm" fo:margin-right="0cm" fo:margin-top="0cm" fo:margin-bottom="0.078cm" style:contextual-spacing="false" fo:text-indent="0cm" style:auto-text-indent="false"/>
      <style:text-properties fo:color="#00a933" loext:opacity="100%" style:text-line-through-style="none" style:text-line-through-type="none" fo:font-size="11.5pt" style:text-underline-style="none" officeooo:rsid="000b5d8e" officeooo:paragraph-rsid="000b5d8e" style:font-size-asian="11.5pt"/>
    </style:style>
    <style:style style:name="P23" style:family="paragraph" style:parent-style-name="Default">
      <style:paragraph-properties fo:margin-left="0cm" fo:margin-right="0cm" fo:margin-top="0cm" fo:margin-bottom="0.078cm" style:contextual-spacing="false" fo:text-indent="0cm" style:auto-text-indent="false"/>
      <style:text-properties fo:color="#00a933" loext:opacity="100%" style:text-line-through-style="none" style:text-line-through-type="none" fo:font-size="11.5pt" style:text-underline-style="none" officeooo:rsid="000c48b6" officeooo:paragraph-rsid="000c48b6" style:font-size-asian="11.5pt"/>
    </style:style>
    <style:style style:name="P24" style:family="paragraph" style:parent-style-name="Default">
      <style:paragraph-properties fo:margin-left="0cm" fo:margin-right="0cm" fo:margin-top="0cm" fo:margin-bottom="0.078cm" style:contextual-spacing="false" fo:text-indent="0cm" style:auto-text-indent="false"/>
      <style:text-properties fo:color="#00a933" loext:opacity="100%" style:text-line-through-style="none" style:text-line-through-type="none" fo:font-size="11.5pt" style:text-underline-style="none" officeooo:rsid="000dbbe8" officeooo:paragraph-rsid="000dbbe8" style:font-size-asian="11.5pt"/>
    </style:style>
    <style:style style:name="P25" style:family="paragraph" style:parent-style-name="Default">
      <style:paragraph-properties fo:margin-left="0cm" fo:margin-right="0cm" fo:margin-top="0cm" fo:margin-bottom="0.078cm" style:contextual-spacing="false" fo:text-indent="0cm" style:auto-text-indent="false"/>
      <style:text-properties fo:color="#00a933" loext:opacity="100%" style:text-line-through-style="none" style:text-line-through-type="none" fo:font-size="11.5pt" style:text-underline-style="none" officeooo:rsid="000db728" officeooo:paragraph-rsid="000db728" style:font-size-asian="11.5pt"/>
    </style:style>
    <style:style style:name="P26" style:family="paragraph" style:parent-style-name="Default">
      <style:paragraph-properties fo:margin-left="0cm" fo:margin-right="0cm" fo:margin-top="0cm" fo:margin-bottom="0.078cm" style:contextual-spacing="false" fo:text-indent="0cm" style:auto-text-indent="false"/>
      <style:text-properties fo:color="#00a933" loext:opacity="100%" style:text-line-through-style="none" style:text-line-through-type="none" fo:font-size="11.5pt" style:text-underline-style="none" officeooo:rsid="000c6561" officeooo:paragraph-rsid="000c6561" style:font-size-asian="11.5pt"/>
    </style:style>
    <style:style style:name="P27" style:family="paragraph" style:parent-style-name="Default">
      <style:paragraph-properties fo:margin-left="0cm" fo:margin-right="0cm" fo:margin-top="0cm" fo:margin-bottom="0cm" style:contextual-spacing="false" fo:text-indent="0cm" style:auto-text-indent="false"/>
      <style:text-properties fo:color="#00a933" loext:opacity="100%" style:text-line-through-style="none" style:text-line-through-type="none" fo:font-size="11.5pt" style:text-underline-style="none" officeooo:rsid="000c6561" officeooo:paragraph-rsid="000c6561" style:font-size-asian="11.5pt"/>
    </style:style>
    <style:style style:name="P28" style:family="paragraph" style:parent-style-name="Text_20_body" style:list-style-name="L1">
      <style:paragraph-properties fo:margin-left="0cm" fo:margin-right="0cm" fo:margin-top="0cm" fo:margin-bottom="0.085cm" style:contextual-spacing="false" fo:text-align="start" style:justify-single-word="false" fo:orphans="2" fo:widows="2" fo:text-indent="0cm" style:auto-text-indent="false" fo:padding="0cm" fo:border="none"/>
      <style:text-properties fo:font-variant="normal" fo:text-transform="none" fo:color="#00a933" loext:opacity="100%" style:text-line-through-style="none" style:text-line-through-type="none" style:font-name="Calibri" fo:font-size="11.5pt" fo:letter-spacing="normal" fo:font-style="normal" style:text-underline-style="none" fo:font-weight="normal" style:font-size-asian="11.5pt"/>
    </style:style>
    <style:style style:name="T1" style:family="text">
      <style:text-properties fo:font-size="24pt" style:font-size-asian="24pt"/>
    </style:style>
    <style:style style:name="T2" style:family="text">
      <style:text-properties style:text-line-through-style="none" style:text-line-through-type="none" fo:font-size="11.5pt" style:text-underline-style="none" style:font-size-asian="11.5pt"/>
    </style:style>
    <style:style style:name="T3" style:family="text">
      <style:text-properties style:text-line-through-style="none" style:text-line-through-type="none" fo:font-size="11.5pt" style:text-underline-style="none" officeooo:rsid="0006e8ed" style:font-size-asian="11.5pt"/>
    </style:style>
    <style:style style:name="T4" style:family="text">
      <style:text-properties style:text-line-through-style="none" style:text-line-through-type="none" fo:font-size="11.5pt" style:text-underline-style="none" officeooo:rsid="000c48b6" style:font-size-asian="11.5pt"/>
    </style:style>
    <style:style style:name="T5" style:family="text">
      <style:text-properties style:text-line-through-style="none" style:text-line-through-type="none" fo:font-size="11.5pt" style:text-underline-style="none" fo:font-weight="bold" style:font-size-asian="11.5pt" style:font-weight-asian="bold" style:font-weight-complex="bold"/>
    </style:style>
    <style:style style:name="T6" style:family="text">
      <style:text-properties fo:color="#00a933" loext:opacity="100%" style:text-line-through-style="none" style:text-line-through-type="none" fo:font-size="11.5pt" style:text-underline-style="none" style:font-size-asian="11.5pt"/>
    </style:style>
    <style:style style:name="T7" style:family="text">
      <style:text-properties fo:color="#00a933" loext:opacity="100%" style:text-line-through-style="none" style:text-line-through-type="none" fo:font-size="11.5pt" style:text-underline-style="none" officeooo:rsid="000b5d8e" style:font-size-asian="11.5pt"/>
    </style:style>
    <style:style style:name="T8" style:family="text">
      <style:text-properties fo:color="#00a933" loext:opacity="100%" style:text-line-through-style="none" style:text-line-through-type="none" fo:font-size="11.5pt" style:text-underline-style="none" officeooo:rsid="000df447" style:font-size-asian="11.5pt"/>
    </style:style>
    <style:style style:name="T9" style:family="text">
      <style:text-properties officeooo:rsid="000fde4c"/>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
      <text:p text:style-name="Default"><text:s/><text:span text:style-name="T1">JavaScript 1 </text:span></text:p>
      <text:p text:style-name="P11">1. Name the three ways to declare a variable?</text:p>
      <text:p text:style-name="P1"><text:span text:style-name="T8">T</text:span><text:span text:style-name="T6">he three ways to declare a variable are var, let, and const. </text:span></text:p>
      <text:p text:style-name="P13"/>
      <text:p text:style-name="P11">2. Which of the three variable declarations should you avoid and why?</text:p>
      <text:p text:style-name="P2"><text:span text:style-name="T2">It is recommended to not use var because variables using var </text:span><text:span text:style-name="T3">are hoisted. Meaning that they will have function scope and not block scope.</text:span></text:p>
      <text:p text:style-name="P14"/>
      <text:p text:style-name="P11">3. What rules should you follow when naming variables?</text:p>
      <text:p text:style-name="P3"><text:span text:style-name="T2">- </text:span><text:span text:style-name="T3">Don’t create any variables using keywords.</text:span></text:p>
      <text:p text:style-name="P17">- Start them with a letter, underscore, or dollar sign.</text:p>
      <text:p text:style-name="P17">- After the first letter you can use any character, however, it is a practice to create meaningful variables.</text:p>
      <text:p text:style-name="P11"/>
      <text:p text:style-name="P11">4. What should you look out for when using the + operator with numbers and strings?</text:p>
      <text:p text:style-name="P19">We need to ensure that we are not trying to do addition on strings and numbers. If we used + on a string and number, concatenation takes place.</text:p>
      <text:p text:style-name="P11"/>
      <text:p text:style-name="P11">5. How does the % operator work?</text:p>
      <text:p text:style-name="P18">This operator returns the remainder of a number.</text:p>
      <text:p text:style-name="P11"/>
      <text:p text:style-name="P11">6. Explain the difference between == and ===.</text:p>
      <text:p text:style-name="P18">== tests if the operands on the left and right are equal.</text:p>
      <text:p text:style-name="P18">=== is a strict comparison operator. It will test if the values are of the same type. If they are not it returns false.</text:p>
      <text:p text:style-name="P11"/>
      <text:p text:style-name="P11">7. When would you receive a NaN result?</text:p>
      <text:p text:style-name="P19">You would get a NaN result when the value cannot be computed, there is a problem with type conversion, or a value is undefined.</text:p>
      <text:p text:style-name="P11"/>
      <text:p text:style-name="P11">8. How do you increment and decrement a number?</text:p>
      <text:p text:style-name="P19">You can use ++ to increment, and – to decrement.</text:p>
      <text:p text:style-name="P11"/>
      <text:p text:style-name="P11">9. Explain the difference between prefixing and post-fixing increment/decrement operators.</text:p>
      <text:p text:style-name="P7">Post fixing returns the value before incrementing or decrementing.</text:p>
      <text:p text:style-name="P7">Prefixing returns the value after incrementing or decrementing.</text:p>
      <text:p text:style-name="P11"/>
      <text:p text:style-name="P11">10. What is operator precedence and how is it handled in JS?</text:p>
      <text:p text:style-name="P20">Operator precedence are the rules followed when handling arithmetic. Generally it follows the rules of BODMAS (Brackets of division, multiplication, addition and subtraction)</text:p>
      <text:p text:style-name="P11"/>
      <text:p text:style-name="P11">11. How do you log information to the console?</text:p>
      <text:p text:style-name="P21">console.log();</text:p>
      <text:p text:style-name="P21"/>
      <text:p text:style-name="P21"><text:soft-page-break/></text:p>
      <text:p text:style-name="P11">12. What does unary plus operator do to string representations of integers?</text:p>
      <text:p text:style-name="P21">The unary plus operator can convert strings to integers.</text:p>
      <text:p text:style-name="P21"/>
      <text:p text:style-name="P11">13. What are the eight data types in JavaScript?</text:p>
      <text:p text:style-name="P10">String</text:p>
      <text:list xml:id="list1072734913" text:style-name="L1">
        <text:list-header>
          <text:p text:style-name="P28">Number</text:p>
          <text:p text:style-name="P28">Boolean</text:p>
          <text:p text:style-name="P28">Null</text:p>
          <text:p text:style-name="P28">Undefined</text:p>
          <text:p text:style-name="P28">Symbol</text:p>
          <text:p text:style-name="P28">BigInt</text:p>
          <text:p text:style-name="P28">Object</text:p>
        </text:list-header>
      </text:list>
      <text:p text:style-name="P11"/>
      <text:p text:style-name="P11">14. Which data type is NOT primitive?</text:p>
      <text:p text:style-name="P21">object</text:p>
      <text:p text:style-name="P11"/>
      <text:p text:style-name="P11">15. What is the relationship between null and undefined?</text:p>
      <text:p text:style-name="P21">Undefined is a type, whereas NULL is an object. We can assign NULL to a variable, however we cannot assign undefined to a variable, rather it is the result of trying to use something that does not exist.</text:p>
      <text:p text:style-name="P11"/>
      <text:p text:style-name="P11">16. What is the difference between single, double, and backtick quotes for strings?</text:p>
      <text:p text:style-name="P22">Single quotes need to use a backslash if you intend to use more single quotes in your string.</text:p>
      <text:p text:style-name="P22">The same applies to double quotes however you can use single quotes without the need of backslashes.</text:p>
      <text:p text:style-name="P22">Back-ticks are perhaps better to use due to the fact that they can concatenate/embed in a way that makes code cleaner. <text:s/>You can also use single or double quotes without using backslashes.</text:p>
      <text:p text:style-name="P11"/>
      <text:p text:style-name="P11">17. What is the term for embedding variables/expressions in a string?</text:p>
      <text:p text:style-name="P4"><text:span text:style-name="T2">It is called </text:span><text:span text:style-name="T5">string interpolation</text:span><text:span text:style-name="T2">.</text:span></text:p>
      <text:p text:style-name="P11"/>
      <text:p text:style-name="P11">18. Which type of quote lets you embed variables/expressions in a string?</text:p>
      <text:p text:style-name="P22">The back-tick.</text:p>
      <text:p text:style-name="P11"/>
      <text:p text:style-name="P11">19. How do you embed variables/expressions in a string?</text:p>
      <text:p text:style-name="P8"><text:span text:style-name="T2">By using the following syntax - </text:span><text:span text:style-name="T6">`${}`</text:span></text:p>
      <text:p text:style-name="P22"/>
      <text:p text:style-name="P15">20. How do you escape characters in a string?</text:p>
      <text:p text:style-name="P9"><text:span text:style-name="T2"><text:s/></text:span><text:span text:style-name="T7">By using the backslash character.</text:span></text:p>
      <text:p text:style-name="P16"/>
      <text:p text:style-name="P11">21. What is the difference between the slice/substring/substr string methods?</text:p>
      <text:p text:style-name="P23">Slice – if start index is greater than end index, it returns an empty string.</text:p>
      <text:p text:style-name="P23">Substring – if start index is greater than end index, it still returns a string.</text:p>
      <text:p text:style-name="P23">Substr – also has a start index however, the second parameter refers to the length you want to return.</text:p>
      <text:p text:style-name="P11"><text:soft-page-break/></text:p>
      <text:p text:style-name="P11"/>
      <text:p text:style-name="P11">22. What are the three logical operators and what do they stand for?</text:p>
      <text:p text:style-name="P23">&amp;&amp; - (AND) </text:p>
      <text:p text:style-name="P23">|| - (OR)</text:p>
      <text:p text:style-name="P23">! - (NOT)</text:p>
      <text:p text:style-name="P11"/>
      <text:p text:style-name="P11">23. What are the comparison operators?</text:p>
      <text:p text:style-name="P3"><text:span text:style-name="T2">&gt; - </text:span><text:span text:style-name="T4">greater than</text:span></text:p>
      <text:p text:style-name="P3"><text:span text:style-name="T2">&lt; - </text:span><text:span text:style-name="T4">less than</text:span></text:p>
      <text:p text:style-name="P23">== - equal to</text:p>
      <text:p text:style-name="P23">&gt;= - greater than or equal to</text:p>
      <text:p text:style-name="P23">&lt;= - less than or equal to</text:p>
      <text:p text:style-name="P23">!<text:span text:style-name="T9">= - not equal to</text:span></text:p>
      <text:p text:style-name="P11"/>
      <text:p text:style-name="P11">24. What are truthy and falsy values?</text:p>
      <text:p text:style-name="P24">Truthy and falsy values are values that evaluate to true or false in a boolean context.</text:p>
      <text:p text:style-name="P11"/>
      <text:p text:style-name="P11">25. What are the falsy values in JavaScript?</text:p>
      <text:p text:style-name="P24">Falsy values are values that evaluate to false in a boolean context. It includes empty arrays, lists, strings etc).</text:p>
      <text:p text:style-name="P11"/>
      <text:p text:style-name="P11">26. What are conditionals?</text:p>
      <text:p text:style-name="P25">Conditionals control behaviour, it determines whether a piece of code can run or not.</text:p>
      <text:p text:style-name="P11"/>
      <text:p text:style-name="P11">27. What is the syntax for an if/else conditional?</text:p>
      <text:p text:style-name="P25">If (condition true) { </text:p>
      <text:p text:style-name="P25">} else {</text:p>
      <text:p text:style-name="P25"><text:tab/>//executes if false</text:p>
      <text:p text:style-name="P25">}</text:p>
      <text:p text:style-name="P11"/>
      <text:p text:style-name="P11">28. What is the syntax for a switch statement?</text:p>
      <text:p text:style-name="P25">Switch (data) {</text:p>
      <text:p text:style-name="P25"><text:tab/>case 0 :</text:p>
      <text:p text:style-name="P25"><text:tab/>console.log();</text:p>
      <text:p text:style-name="P25"><text:tab/>break;</text:p>
      <text:p text:style-name="P25">}</text:p>
      <text:p text:style-name="P11"/>
      <text:p text:style-name="P11">29. What is the syntax for a ternary operator?</text:p>
      <text:p text:style-name="P5"><text:span text:style-name="T2">Condition</text:span><text:span text:style-name="T5"> ? </text:span><text:span text:style-name="T2">Expression to execute if truthy : Expression to execute if falsy.</text:span></text:p>
      <text:p text:style-name="P11"/>
      <text:p text:style-name="P11">30. What is nesting?</text:p>
      <text:p text:style-name="P26">Nesting is when your write something inside of something else.</text:p>
      <text:p text:style-name="P11"/>
      <text:p text:style-name="P11">31. What are functions useful for?</text:p>
      <text:p text:style-name="P5"><text:soft-page-break/><text:span text:style-name="T2">Functions are useful for when you find yourself repeating yourself in your code to perform a specific task. </text:span></text:p>
      <text:p text:style-name="P11"/>
      <text:p text:style-name="P11">32. How do you invoke a function?</text:p>
      <text:p text:style-name="P26">To invoke a function you simply call the functions declaration name. For example addNumbers()</text:p>
      <text:p text:style-name="P11"/>
      <text:p text:style-name="P11">33. What are anonymous functions?</text:p>
      <text:p text:style-name="P26">Anonymous functions are functions without declarations. </text:p>
      <text:p text:style-name="P11"/>
      <text:p text:style-name="P11"/>
      <text:p text:style-name="P11">34. What is function scope?</text:p>
      <text:p text:style-name="P26">Function scope is defined by the use of variables declared inside of the function only being accessible inside that function.</text:p>
      <text:p text:style-name="P11"/>
      <text:p text:style-name="P12">35. What are return values?</text:p>
      <text:p text:style-name="P27">Return values are values that are passed back to the caller. Return values are often used when we need to work with the returned data. For example an addNumbers() function could return the sum of two numbers.</text:p>
      <text:p text:style-name="P12"/>
      <text:p text:style-name="P12">36. What are arrow functions? </text:p>
      <text:p text:style-name="P6">Arrow functions are a compact way of declaring functi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Z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Z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 style:family="paragraph">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Text_20_body" style:display-name="Text body" style:family="paragraph" style:parent-style-name="Standard" style:class="text">
      <style:paragraph-properties fo:margin-top="0cm" fo:margin-bottom="0.499cm" style:contextual-spacing="false" fo:line-height="115%"/>
    </style:style>
    <style:style style:name="ListLabel_20_1" style:display-name="ListLabel 1" style:family="text"/>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leksa Petrovic</meta:initial-creator>
    <meta:creation-date>2022-05-26T22:41:00</meta:creation-date>
    <dc:date>2022-06-04T16:23:15.253000000</dc:date>
    <meta:editing-duration>PT1H2M27S</meta:editing-duration>
    <meta:editing-cycles>2</meta:editing-cycles>
    <meta:generator>LibreOffice/7.3.2.2$Windows_X86_64 LibreOffice_project/49f2b1bff42cfccbd8f788c8dc32c1c309559be0</meta:generator>
    <meta:document-statistic meta:table-count="0" meta:image-count="0" meta:object-count="0" meta:page-count="4" meta:paragraph-count="102" meta:word-count="963" meta:character-count="5461" meta:non-whitespace-character-count="4589"/>
  </office:meta>
</office:document-meta>
</file>